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66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Level</text:p>
          </table:table-cell>
          <table:table-cell office:value-type="string" calcext:value-type="string">
            <text:p>XP_Needed</text:p>
          </table:table-cell>
          <table:table-cell office:value-type="string" calcext:value-type="string">
            <text:p>XP_Diff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Days_Diff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ROUNDDOWN([.$B$8]*[.E2]^2 + [.$B$9]*[.E2])" office:value-type="float" office:value="0" calcext:value-type="float">
            <text:p>0</text:p>
          </table:table-cell>
          <table:table-cell/>
          <table:table-cell table:formula="of:=[.F2] / [.$B$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vel 1 XP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ROUNDDOWN([.$B$8]*[.E3]^2 + [.$B$9]*[.E3])" office:value-type="float" office:value="500" calcext:value-type="float">
            <text:p>500</text:p>
          </table:table-cell>
          <table:table-cell table:formula="of:=[.F3]-[.F2]" office:value-type="float" office:value="500" calcext:value-type="float">
            <text:p>500</text:p>
          </table:table-cell>
          <table:table-cell table:formula="of:=[.F3] / [.$B$13]" office:value-type="float" office:value="0.25" calcext:value-type="float">
            <text:p>0,25</text:p>
          </table:table-cell>
          <table:table-cell table:formula="of:=[.H3]-[.H2]"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Last Level XP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ROUNDDOWN([.$B$8]*[.E4]^2 + [.$B$9]*[.E4])" office:value-type="float" office:value="1142" calcext:value-type="float">
            <text:p>1142</text:p>
          </table:table-cell>
          <table:table-cell table:formula="of:=[.F4]-[.F3]" office:value-type="float" office:value="642" calcext:value-type="float">
            <text:p>642</text:p>
          </table:table-cell>
          <table:table-cell table:formula="of:=[.F4] / [.$B$13]" office:value-type="float" office:value="0.571" calcext:value-type="float">
            <text:p>0,571</text:p>
          </table:table-cell>
          <table:table-cell table:formula="of:=[.H4]-[.H3]" office:value-type="float" office:value="0.321" calcext:value-type="float">
            <text:p>0,321</text:p>
          </table:table-cell>
        </table:table-row>
        <table:table-row table:style-name="ro1">
          <table:table-cell office:value-type="string" calcext:value-type="string">
            <text:p>Level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ROUNDDOWN([.$B$8]*[.E5]^2 + [.$B$9]*[.E5])" office:value-type="float" office:value="1928" calcext:value-type="float">
            <text:p>1928</text:p>
          </table:table-cell>
          <table:table-cell table:formula="of:=[.F5]-[.F4]" office:value-type="float" office:value="786" calcext:value-type="float">
            <text:p>786</text:p>
          </table:table-cell>
          <table:table-cell table:formula="of:=[.F5] / [.$B$13]" office:value-type="float" office:value="0.964" calcext:value-type="float">
            <text:p>0,964</text:p>
          </table:table-cell>
          <table:table-cell table:formula="of:=[.H5]-[.H4]" office:value-type="float" office:value="0.393" calcext:value-type="float">
            <text:p>0,39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DOWN([.$B$8]*[.E6]^2 + [.$B$9]*[.E6])" office:value-type="float" office:value="2857" calcext:value-type="float">
            <text:p>2857</text:p>
          </table:table-cell>
          <table:table-cell table:formula="of:=[.F6]-[.F5]" office:value-type="float" office:value="929" calcext:value-type="float">
            <text:p>929</text:p>
          </table:table-cell>
          <table:table-cell table:formula="of:=[.F6] / [.$B$13]" office:value-type="float" office:value="1.4285" calcext:value-type="float">
            <text:p>1,4285</text:p>
          </table:table-cell>
          <table:table-cell table:formula="of:=[.H6]-[.H5]" office:value-type="float" office:value="0.4645" calcext:value-type="float">
            <text:p>0,4645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DOWN([.$B$8]*[.E7]^2 + [.$B$9]*[.E7])" office:value-type="float" office:value="3928" calcext:value-type="float">
            <text:p>3928</text:p>
          </table:table-cell>
          <table:table-cell table:formula="of:=[.F7]-[.F6]" office:value-type="float" office:value="1071" calcext:value-type="float">
            <text:p>1071</text:p>
          </table:table-cell>
          <table:table-cell table:formula="of:=[.F7] / [.$B$13]" office:value-type="float" office:value="1.964" calcext:value-type="float">
            <text:p>1,964</text:p>
          </table:table-cell>
          <table:table-cell table:formula="of:=[.H7]-[.H6]" office:value-type="float" office:value="0.5355" calcext:value-type="float">
            <text:p>0,53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3]-[.B9]" office:value-type="float" office:value="71.4285714285714" calcext:value-type="float">
            <text:p>71,42857142857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ROUNDDOWN([.$B$8]*[.E8]^2 + [.$B$9]*[.E8])" office:value-type="float" office:value="5142" calcext:value-type="float">
            <text:p>5142</text:p>
          </table:table-cell>
          <table:table-cell table:formula="of:=[.F8]-[.F7]" office:value-type="float" office:value="1214" calcext:value-type="float">
            <text:p>1214</text:p>
          </table:table-cell>
          <table:table-cell table:formula="of:=[.F8] / [.$B$13]" office:value-type="float" office:value="2.571" calcext:value-type="float">
            <text:p>2,571</text:p>
          </table:table-cell>
          <table:table-cell table:formula="of:=[.H8]-[.H7]" office:value-type="float" office:value="0.607" calcext:value-type="float">
            <text:p>0,60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([.B4]-[.B3]*[.B5]^2) / ([.B5]-[.B5]^2)" office:value-type="float" office:value="428.571428571429" calcext:value-type="float">
            <text:p>428,57142857142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ROUNDDOWN([.$B$8]*[.E9]^2 + [.$B$9]*[.E9])" office:value-type="float" office:value="6500" calcext:value-type="float">
            <text:p>6500</text:p>
          </table:table-cell>
          <table:table-cell table:formula="of:=[.F9]-[.F8]" office:value-type="float" office:value="1358" calcext:value-type="float">
            <text:p>1358</text:p>
          </table:table-cell>
          <table:table-cell table:formula="of:=[.F9] / [.$B$13]" office:value-type="float" office:value="3.25" calcext:value-type="float">
            <text:p>3,25</text:p>
          </table:table-cell>
          <table:table-cell table:formula="of:=[.H9]-[.H8]" office:value-type="float" office:value="0.679" calcext:value-type="float">
            <text:p>0,67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DOWN([.$B$8]*[.E10]^2 + [.$B$9]*[.E10])" office:value-type="float" office:value="8000" calcext:value-type="float">
            <text:p>8000</text:p>
          </table:table-cell>
          <table:table-cell table:formula="of:=[.F10]-[.F9]" office:value-type="float" office:value="1500" calcext:value-type="float">
            <text:p>1500</text:p>
          </table:table-cell>
          <table:table-cell table:formula="of:=[.F10] / [.$B$13]" office:value-type="float" office:value="4" calcext:value-type="float">
            <text:p>4</text:p>
          </table:table-cell>
          <table:table-cell table:formula="of:=[.H10]-[.H9]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DOWN([.$B$8]*[.E11]^2 + [.$B$9]*[.E11])" office:value-type="float" office:value="9642" calcext:value-type="float">
            <text:p>9642</text:p>
          </table:table-cell>
          <table:table-cell table:formula="of:=[.F11]-[.F10]" office:value-type="float" office:value="1642" calcext:value-type="float">
            <text:p>1642</text:p>
          </table:table-cell>
          <table:table-cell table:formula="of:=[.F11] / [.$B$13]" office:value-type="float" office:value="4.821" calcext:value-type="float">
            <text:p>4,821</text:p>
          </table:table-cell>
          <table:table-cell table:formula="of:=[.H11]-[.H10]" office:value-type="float" office:value="0.821" calcext:value-type="float">
            <text:p>0,821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DOWN([.$B$8]*[.E12]^2 + [.$B$9]*[.E12])" office:value-type="float" office:value="11428" calcext:value-type="float">
            <text:p>11428</text:p>
          </table:table-cell>
          <table:table-cell table:formula="of:=[.F12]-[.F11]" office:value-type="float" office:value="1786" calcext:value-type="float">
            <text:p>1786</text:p>
          </table:table-cell>
          <table:table-cell table:formula="of:=[.F12] / [.$B$13]" office:value-type="float" office:value="5.714" calcext:value-type="float">
            <text:p>5,714</text:p>
          </table:table-cell>
          <table:table-cell table:formula="of:=[.H12]-[.H11]" office:value-type="float" office:value="0.893000000000001" calcext:value-type="float">
            <text:p>0,893000000000001</text:p>
          </table:table-cell>
        </table:table-row>
        <table:table-row table:style-name="ro1">
          <table:table-cell office:value-type="string" calcext:value-type="string">
            <text:p>XP per Day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ROUNDDOWN([.$B$8]*[.E13]^2 + [.$B$9]*[.E13])" office:value-type="float" office:value="13357" calcext:value-type="float">
            <text:p>13357</text:p>
          </table:table-cell>
          <table:table-cell table:formula="of:=[.F13]-[.F12]" office:value-type="float" office:value="1929" calcext:value-type="float">
            <text:p>1929</text:p>
          </table:table-cell>
          <table:table-cell table:formula="of:=[.F13] / [.$B$13]" office:value-type="float" office:value="6.6785" calcext:value-type="float">
            <text:p>6,6785</text:p>
          </table:table-cell>
          <table:table-cell table:formula="of:=[.H13]-[.H12]" office:value-type="float" office:value="0.964499999999999" calcext:value-type="float">
            <text:p>0,96449999999999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DOWN([.$B$8]*[.E14]^2 + [.$B$9]*[.E14])" office:value-type="float" office:value="15428" calcext:value-type="float">
            <text:p>15428</text:p>
          </table:table-cell>
          <table:table-cell table:formula="of:=[.F14]-[.F13]" office:value-type="float" office:value="2071" calcext:value-type="float">
            <text:p>2071</text:p>
          </table:table-cell>
          <table:table-cell table:formula="of:=[.F14] / [.$B$13]" office:value-type="float" office:value="7.714" calcext:value-type="float">
            <text:p>7,714</text:p>
          </table:table-cell>
          <table:table-cell table:formula="of:=[.H14]-[.H13]" office:value-type="float" office:value="1.0355" calcext:value-type="float">
            <text:p>1,0355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DOWN([.$B$8]*[.E15]^2 + [.$B$9]*[.E15])" office:value-type="float" office:value="17642" calcext:value-type="float">
            <text:p>17642</text:p>
          </table:table-cell>
          <table:table-cell table:formula="of:=[.F15]-[.F14]" office:value-type="float" office:value="2214" calcext:value-type="float">
            <text:p>2214</text:p>
          </table:table-cell>
          <table:table-cell table:formula="of:=[.F15] / [.$B$13]" office:value-type="float" office:value="8.821" calcext:value-type="float">
            <text:p>8,821</text:p>
          </table:table-cell>
          <table:table-cell table:formula="of:=[.H15]-[.H14]" office:value-type="float" office:value="1.107" calcext:value-type="float">
            <text:p>1,107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DOWN([.$B$8]*[.E16]^2 + [.$B$9]*[.E16])" office:value-type="float" office:value="20000" calcext:value-type="float">
            <text:p>20000</text:p>
          </table:table-cell>
          <table:table-cell table:formula="of:=[.F16]-[.F15]" office:value-type="float" office:value="2358" calcext:value-type="float">
            <text:p>2358</text:p>
          </table:table-cell>
          <table:table-cell table:formula="of:=[.F16] / [.$B$13]" office:value-type="float" office:value="10" calcext:value-type="float">
            <text:p>10</text:p>
          </table:table-cell>
          <table:table-cell table:formula="of:=[.H16]-[.H15]" office:value-type="float" office:value="1.179" calcext:value-type="float">
            <text:p>1,17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ROUNDDOWN([.$B$8]*[.E17]^2 + [.$B$9]*[.E17])" office:value-type="float" office:value="22500" calcext:value-type="float">
            <text:p>22500</text:p>
          </table:table-cell>
          <table:table-cell table:formula="of:=[.F17]-[.F16]" office:value-type="float" office:value="2500" calcext:value-type="float">
            <text:p>2500</text:p>
          </table:table-cell>
          <table:table-cell table:formula="of:=[.F17] / [.$B$13]" office:value-type="float" office:value="11.25" calcext:value-type="float">
            <text:p>11,25</text:p>
          </table:table-cell>
          <table:table-cell table:formula="of:=[.H17]-[.H16]" office:value-type="float" office:value="1.25" calcext:value-type="float">
            <text:p>1,2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ROUNDDOWN([.$B$8]*[.E18]^2 + [.$B$9]*[.E18])" office:value-type="float" office:value="25142" calcext:value-type="float">
            <text:p>25142</text:p>
          </table:table-cell>
          <table:table-cell table:formula="of:=[.F18]-[.F17]" office:value-type="float" office:value="2642" calcext:value-type="float">
            <text:p>2642</text:p>
          </table:table-cell>
          <table:table-cell table:formula="of:=[.F18] / [.$B$13]" office:value-type="float" office:value="12.571" calcext:value-type="float">
            <text:p>12,571</text:p>
          </table:table-cell>
          <table:table-cell table:formula="of:=[.H18]-[.H17]" office:value-type="float" office:value="1.321" calcext:value-type="float">
            <text:p>1,32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ROUNDDOWN([.$B$8]*[.E19]^2 + [.$B$9]*[.E19])" office:value-type="float" office:value="27928" calcext:value-type="float">
            <text:p>27928</text:p>
          </table:table-cell>
          <table:table-cell table:formula="of:=[.F19]-[.F18]" office:value-type="float" office:value="2786" calcext:value-type="float">
            <text:p>2786</text:p>
          </table:table-cell>
          <table:table-cell table:formula="of:=[.F19] / [.$B$13]" office:value-type="float" office:value="13.964" calcext:value-type="float">
            <text:p>13,964</text:p>
          </table:table-cell>
          <table:table-cell table:formula="of:=[.H19]-[.H18]" office:value-type="float" office:value="1.393" calcext:value-type="float">
            <text:p>1,39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ROUNDDOWN([.$B$8]*[.E20]^2 + [.$B$9]*[.E20])" office:value-type="float" office:value="30857" calcext:value-type="float">
            <text:p>30857</text:p>
          </table:table-cell>
          <table:table-cell table:formula="of:=[.F20]-[.F19]" office:value-type="float" office:value="2929" calcext:value-type="float">
            <text:p>2929</text:p>
          </table:table-cell>
          <table:table-cell table:formula="of:=[.F20] / [.$B$13]" office:value-type="float" office:value="15.4285" calcext:value-type="float">
            <text:p>15,4285</text:p>
          </table:table-cell>
          <table:table-cell table:formula="of:=[.H20]-[.H19]" office:value-type="float" office:value="1.4645" calcext:value-type="float">
            <text:p>1,4645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ROUNDDOWN([.$B$8]*[.E21]^2 + [.$B$9]*[.E21])" office:value-type="float" office:value="33928" calcext:value-type="float">
            <text:p>33928</text:p>
          </table:table-cell>
          <table:table-cell table:formula="of:=[.F21]-[.F20]" office:value-type="float" office:value="3071" calcext:value-type="float">
            <text:p>3071</text:p>
          </table:table-cell>
          <table:table-cell table:formula="of:=[.F21] / [.$B$13]" office:value-type="float" office:value="16.964" calcext:value-type="float">
            <text:p>16,964</text:p>
          </table:table-cell>
          <table:table-cell table:formula="of:=[.H21]-[.H20]" office:value-type="float" office:value="1.5355" calcext:value-type="float">
            <text:p>1,5355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ROUNDDOWN([.$B$8]*[.E22]^2 + [.$B$9]*[.E22])" office:value-type="float" office:value="37142" calcext:value-type="float">
            <text:p>37142</text:p>
          </table:table-cell>
          <table:table-cell table:formula="of:=[.F22]-[.F21]" office:value-type="float" office:value="3214" calcext:value-type="float">
            <text:p>3214</text:p>
          </table:table-cell>
          <table:table-cell table:formula="of:=[.F22] / [.$B$13]" office:value-type="float" office:value="18.571" calcext:value-type="float">
            <text:p>18,571</text:p>
          </table:table-cell>
          <table:table-cell table:formula="of:=[.H22]-[.H21]" office:value-type="float" office:value="1.607" calcext:value-type="float">
            <text:p>1,607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ROUNDDOWN([.$B$8]*[.E23]^2 + [.$B$9]*[.E23])" office:value-type="float" office:value="40500" calcext:value-type="float">
            <text:p>40500</text:p>
          </table:table-cell>
          <table:table-cell table:formula="of:=[.F23]-[.F22]" office:value-type="float" office:value="3358" calcext:value-type="float">
            <text:p>3358</text:p>
          </table:table-cell>
          <table:table-cell table:formula="of:=[.F23] / [.$B$13]" office:value-type="float" office:value="20.25" calcext:value-type="float">
            <text:p>20,25</text:p>
          </table:table-cell>
          <table:table-cell table:formula="of:=[.H23]-[.H22]" office:value-type="float" office:value="1.679" calcext:value-type="float">
            <text:p>1,67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ROUNDDOWN([.$B$8]*[.E24]^2 + [.$B$9]*[.E24])" office:value-type="float" office:value="44000" calcext:value-type="float">
            <text:p>44000</text:p>
          </table:table-cell>
          <table:table-cell table:formula="of:=[.F24]-[.F23]" office:value-type="float" office:value="3500" calcext:value-type="float">
            <text:p>3500</text:p>
          </table:table-cell>
          <table:table-cell table:formula="of:=[.F24] / [.$B$13]" office:value-type="float" office:value="22" calcext:value-type="float">
            <text:p>22</text:p>
          </table:table-cell>
          <table:table-cell table:formula="of:=[.H24]-[.H23]" office:value-type="float" office:value="1.75" calcext:value-type="float">
            <text:p>1,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ROUNDDOWN([.$B$8]*[.E25]^2 + [.$B$9]*[.E25])" office:value-type="float" office:value="47642" calcext:value-type="float">
            <text:p>47642</text:p>
          </table:table-cell>
          <table:table-cell table:formula="of:=[.F25]-[.F24]" office:value-type="float" office:value="3642" calcext:value-type="float">
            <text:p>3642</text:p>
          </table:table-cell>
          <table:table-cell table:formula="of:=[.F25] / [.$B$13]" office:value-type="float" office:value="23.821" calcext:value-type="float">
            <text:p>23,821</text:p>
          </table:table-cell>
          <table:table-cell table:formula="of:=[.H25]-[.H24]" office:value-type="float" office:value="1.821" calcext:value-type="float">
            <text:p>1,821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ROUNDDOWN([.$B$8]*[.E26]^2 + [.$B$9]*[.E26])" office:value-type="float" office:value="51428" calcext:value-type="float">
            <text:p>51428</text:p>
          </table:table-cell>
          <table:table-cell table:formula="of:=[.F26]-[.F25]" office:value-type="float" office:value="3786" calcext:value-type="float">
            <text:p>3786</text:p>
          </table:table-cell>
          <table:table-cell table:formula="of:=[.F26] / [.$B$13]" office:value-type="float" office:value="25.714" calcext:value-type="float">
            <text:p>25,714</text:p>
          </table:table-cell>
          <table:table-cell table:formula="of:=[.H26]-[.H25]" office:value-type="float" office:value="1.893" calcext:value-type="float">
            <text:p>1,893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ROUNDDOWN([.$B$8]*[.E27]^2 + [.$B$9]*[.E27])" office:value-type="float" office:value="55357" calcext:value-type="float">
            <text:p>55357</text:p>
          </table:table-cell>
          <table:table-cell table:formula="of:=[.F27]-[.F26]" office:value-type="float" office:value="3929" calcext:value-type="float">
            <text:p>3929</text:p>
          </table:table-cell>
          <table:table-cell table:formula="of:=[.F27] / [.$B$13]" office:value-type="float" office:value="27.6785" calcext:value-type="float">
            <text:p>27,6785</text:p>
          </table:table-cell>
          <table:table-cell table:formula="of:=[.H27]-[.H26]" office:value-type="float" office:value="1.9645" calcext:value-type="float">
            <text:p>1,964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ROUNDDOWN([.$B$8]*[.E28]^2 + [.$B$9]*[.E28])" office:value-type="float" office:value="59428" calcext:value-type="float">
            <text:p>59428</text:p>
          </table:table-cell>
          <table:table-cell table:formula="of:=[.F28]-[.F27]" office:value-type="float" office:value="4071" calcext:value-type="float">
            <text:p>4071</text:p>
          </table:table-cell>
          <table:table-cell table:formula="of:=[.F28] / [.$B$13]" office:value-type="float" office:value="29.714" calcext:value-type="float">
            <text:p>29,714</text:p>
          </table:table-cell>
          <table:table-cell table:formula="of:=[.H28]-[.H27]" office:value-type="float" office:value="2.0355" calcext:value-type="float">
            <text:p>2,035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ROUNDDOWN([.$B$8]*[.E29]^2 + [.$B$9]*[.E29])" office:value-type="float" office:value="63642" calcext:value-type="float">
            <text:p>63642</text:p>
          </table:table-cell>
          <table:table-cell table:formula="of:=[.F29]-[.F28]" office:value-type="float" office:value="4214" calcext:value-type="float">
            <text:p>4214</text:p>
          </table:table-cell>
          <table:table-cell table:formula="of:=[.F29] / [.$B$13]" office:value-type="float" office:value="31.821" calcext:value-type="float">
            <text:p>31,821</text:p>
          </table:table-cell>
          <table:table-cell table:formula="of:=[.H29]-[.H28]" office:value-type="float" office:value="2.107" calcext:value-type="float">
            <text:p>2,107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ROUNDDOWN([.$B$8]*[.E30]^2 + [.$B$9]*[.E30])" office:value-type="float" office:value="68000" calcext:value-type="float">
            <text:p>68000</text:p>
          </table:table-cell>
          <table:table-cell table:formula="of:=[.F30]-[.F29]" office:value-type="float" office:value="4358" calcext:value-type="float">
            <text:p>4358</text:p>
          </table:table-cell>
          <table:table-cell table:formula="of:=[.F30] / [.$B$13]" office:value-type="float" office:value="34" calcext:value-type="float">
            <text:p>34</text:p>
          </table:table-cell>
          <table:table-cell table:formula="of:=[.H30]-[.H29]" office:value-type="float" office:value="2.179" calcext:value-type="float">
            <text:p>2,17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ROUNDDOWN([.$B$8]*[.E31]^2 + [.$B$9]*[.E31])" office:value-type="float" office:value="72500" calcext:value-type="float">
            <text:p>72500</text:p>
          </table:table-cell>
          <table:table-cell table:formula="of:=[.F31]-[.F30]" office:value-type="float" office:value="4500" calcext:value-type="float">
            <text:p>4500</text:p>
          </table:table-cell>
          <table:table-cell table:formula="of:=[.F31] / [.$B$13]" office:value-type="float" office:value="36.25" calcext:value-type="float">
            <text:p>36,25</text:p>
          </table:table-cell>
          <table:table-cell table:formula="of:=[.H31]-[.H30]" office:value-type="float" office:value="2.25" calcext:value-type="float">
            <text:p>2,2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ROUNDDOWN([.$B$8]*[.E32]^2 + [.$B$9]*[.E32])" office:value-type="float" office:value="77142" calcext:value-type="float">
            <text:p>77142</text:p>
          </table:table-cell>
          <table:table-cell table:formula="of:=[.F32]-[.F31]" office:value-type="float" office:value="4642" calcext:value-type="float">
            <text:p>4642</text:p>
          </table:table-cell>
          <table:table-cell table:formula="of:=[.F32] / [.$B$13]" office:value-type="float" office:value="38.571" calcext:value-type="float">
            <text:p>38,571</text:p>
          </table:table-cell>
          <table:table-cell table:formula="of:=[.H32]-[.H31]" office:value-type="float" office:value="2.321" calcext:value-type="float">
            <text:p>2,32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ROUNDDOWN([.$B$8]*[.E33]^2 + [.$B$9]*[.E33])" office:value-type="float" office:value="81928" calcext:value-type="float">
            <text:p>81928</text:p>
          </table:table-cell>
          <table:table-cell table:formula="of:=[.F33]-[.F32]" office:value-type="float" office:value="4786" calcext:value-type="float">
            <text:p>4786</text:p>
          </table:table-cell>
          <table:table-cell table:formula="of:=[.F33] / [.$B$13]" office:value-type="float" office:value="40.964" calcext:value-type="float">
            <text:p>40,964</text:p>
          </table:table-cell>
          <table:table-cell table:formula="of:=[.H33]-[.H32]" office:value-type="float" office:value="2.393" calcext:value-type="float">
            <text:p>2,393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ROUNDDOWN([.$B$8]*[.E34]^2 + [.$B$9]*[.E34])" office:value-type="float" office:value="86857" calcext:value-type="float">
            <text:p>86857</text:p>
          </table:table-cell>
          <table:table-cell table:formula="of:=[.F34]-[.F33]" office:value-type="float" office:value="4929" calcext:value-type="float">
            <text:p>4929</text:p>
          </table:table-cell>
          <table:table-cell table:formula="of:=[.F34] / [.$B$13]" office:value-type="float" office:value="43.4285" calcext:value-type="float">
            <text:p>43,4285</text:p>
          </table:table-cell>
          <table:table-cell table:formula="of:=[.H34]-[.H33]" office:value-type="float" office:value="2.4645" calcext:value-type="float">
            <text:p>2,4645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ROUNDDOWN([.$B$8]*[.E35]^2 + [.$B$9]*[.E35])" office:value-type="float" office:value="91928" calcext:value-type="float">
            <text:p>91928</text:p>
          </table:table-cell>
          <table:table-cell table:formula="of:=[.F35]-[.F34]" office:value-type="float" office:value="5071" calcext:value-type="float">
            <text:p>5071</text:p>
          </table:table-cell>
          <table:table-cell table:formula="of:=[.F35] / [.$B$13]" office:value-type="float" office:value="45.964" calcext:value-type="float">
            <text:p>45,964</text:p>
          </table:table-cell>
          <table:table-cell table:formula="of:=[.H35]-[.H34]" office:value-type="float" office:value="2.5355" calcext:value-type="float">
            <text:p>2,5355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ROUNDDOWN([.$B$8]*[.E36]^2 + [.$B$9]*[.E36])" office:value-type="float" office:value="97142" calcext:value-type="float">
            <text:p>97142</text:p>
          </table:table-cell>
          <table:table-cell table:formula="of:=[.F36]-[.F35]" office:value-type="float" office:value="5214" calcext:value-type="float">
            <text:p>5214</text:p>
          </table:table-cell>
          <table:table-cell table:formula="of:=[.F36] / [.$B$13]" office:value-type="float" office:value="48.571" calcext:value-type="float">
            <text:p>48,571</text:p>
          </table:table-cell>
          <table:table-cell table:formula="of:=[.H36]-[.H35]" office:value-type="float" office:value="2.607" calcext:value-type="float">
            <text:p>2,60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ROUNDDOWN([.$B$8]*[.E37]^2 + [.$B$9]*[.E37])" office:value-type="float" office:value="102500" calcext:value-type="float">
            <text:p>102500</text:p>
          </table:table-cell>
          <table:table-cell table:formula="of:=[.F37]-[.F36]" office:value-type="float" office:value="5358" calcext:value-type="float">
            <text:p>5358</text:p>
          </table:table-cell>
          <table:table-cell table:formula="of:=[.F37] / [.$B$13]" office:value-type="float" office:value="51.25" calcext:value-type="float">
            <text:p>51,25</text:p>
          </table:table-cell>
          <table:table-cell table:formula="of:=[.H37]-[.H36]" office:value-type="float" office:value="2.679" calcext:value-type="float">
            <text:p>2,679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ROUNDDOWN([.$B$8]*[.E38]^2 + [.$B$9]*[.E38])" office:value-type="float" office:value="108000" calcext:value-type="float">
            <text:p>108000</text:p>
          </table:table-cell>
          <table:table-cell table:formula="of:=[.F38]-[.F37]" office:value-type="float" office:value="5500" calcext:value-type="float">
            <text:p>5500</text:p>
          </table:table-cell>
          <table:table-cell table:formula="of:=[.F38] / [.$B$13]" office:value-type="float" office:value="54" calcext:value-type="float">
            <text:p>54</text:p>
          </table:table-cell>
          <table:table-cell table:formula="of:=[.H38]-[.H37]" office:value-type="float" office:value="2.75" calcext:value-type="float">
            <text:p>2,7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ROUNDDOWN([.$B$8]*[.E39]^2 + [.$B$9]*[.E39])" office:value-type="float" office:value="113642" calcext:value-type="float">
            <text:p>113642</text:p>
          </table:table-cell>
          <table:table-cell table:formula="of:=[.F39]-[.F38]" office:value-type="float" office:value="5642" calcext:value-type="float">
            <text:p>5642</text:p>
          </table:table-cell>
          <table:table-cell table:formula="of:=[.F39] / [.$B$13]" office:value-type="float" office:value="56.821" calcext:value-type="float">
            <text:p>56,821</text:p>
          </table:table-cell>
          <table:table-cell table:formula="of:=[.H39]-[.H38]" office:value-type="float" office:value="2.821" calcext:value-type="float">
            <text:p>2,821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ROUNDDOWN([.$B$8]*[.E40]^2 + [.$B$9]*[.E40])" office:value-type="float" office:value="119428" calcext:value-type="float">
            <text:p>119428</text:p>
          </table:table-cell>
          <table:table-cell table:formula="of:=[.F40]-[.F39]" office:value-type="float" office:value="5786" calcext:value-type="float">
            <text:p>5786</text:p>
          </table:table-cell>
          <table:table-cell table:formula="of:=[.F40] / [.$B$13]" office:value-type="float" office:value="59.714" calcext:value-type="float">
            <text:p>59,714</text:p>
          </table:table-cell>
          <table:table-cell table:formula="of:=[.H40]-[.H39]" office:value-type="float" office:value="2.893" calcext:value-type="float">
            <text:p>2,893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ROUNDDOWN([.$B$8]*[.E41]^2 + [.$B$9]*[.E41])" office:value-type="float" office:value="125357" calcext:value-type="float">
            <text:p>125357</text:p>
          </table:table-cell>
          <table:table-cell table:formula="of:=[.F41]-[.F40]" office:value-type="float" office:value="5929" calcext:value-type="float">
            <text:p>5929</text:p>
          </table:table-cell>
          <table:table-cell table:formula="of:=[.F41] / [.$B$13]" office:value-type="float" office:value="62.6785" calcext:value-type="float">
            <text:p>62,6785</text:p>
          </table:table-cell>
          <table:table-cell table:formula="of:=[.H41]-[.H40]" office:value-type="float" office:value="2.9645" calcext:value-type="float">
            <text:p>2,9645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ROUNDDOWN([.$B$8]*[.E42]^2 + [.$B$9]*[.E42])" office:value-type="float" office:value="131428" calcext:value-type="float">
            <text:p>131428</text:p>
          </table:table-cell>
          <table:table-cell table:formula="of:=[.F42]-[.F41]" office:value-type="float" office:value="6071" calcext:value-type="float">
            <text:p>6071</text:p>
          </table:table-cell>
          <table:table-cell table:formula="of:=[.F42] / [.$B$13]" office:value-type="float" office:value="65.714" calcext:value-type="float">
            <text:p>65,714</text:p>
          </table:table-cell>
          <table:table-cell table:formula="of:=[.H42]-[.H41]" office:value-type="float" office:value="3.0355" calcext:value-type="float">
            <text:p>3,035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ROUNDDOWN([.$B$8]*[.E43]^2 + [.$B$9]*[.E43])" office:value-type="float" office:value="137642" calcext:value-type="float">
            <text:p>137642</text:p>
          </table:table-cell>
          <table:table-cell table:formula="of:=[.F43]-[.F42]" office:value-type="float" office:value="6214" calcext:value-type="float">
            <text:p>6214</text:p>
          </table:table-cell>
          <table:table-cell table:formula="of:=[.F43] / [.$B$13]" office:value-type="float" office:value="68.821" calcext:value-type="float">
            <text:p>68,821</text:p>
          </table:table-cell>
          <table:table-cell table:formula="of:=[.H43]-[.H42]" office:value-type="float" office:value="3.107" calcext:value-type="float">
            <text:p>3,107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ROUNDDOWN([.$B$8]*[.E44]^2 + [.$B$9]*[.E44])" office:value-type="float" office:value="144000" calcext:value-type="float">
            <text:p>144000</text:p>
          </table:table-cell>
          <table:table-cell table:formula="of:=[.F44]-[.F43]" office:value-type="float" office:value="6358" calcext:value-type="float">
            <text:p>6358</text:p>
          </table:table-cell>
          <table:table-cell table:formula="of:=[.F44] / [.$B$13]" office:value-type="float" office:value="72" calcext:value-type="float">
            <text:p>72</text:p>
          </table:table-cell>
          <table:table-cell table:formula="of:=[.H44]-[.H43]" office:value-type="float" office:value="3.179" calcext:value-type="float">
            <text:p>3,179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ROUNDDOWN([.$B$8]*[.E45]^2 + [.$B$9]*[.E45])" office:value-type="float" office:value="150500" calcext:value-type="float">
            <text:p>150500</text:p>
          </table:table-cell>
          <table:table-cell table:formula="of:=[.F45]-[.F44]" office:value-type="float" office:value="6500" calcext:value-type="float">
            <text:p>6500</text:p>
          </table:table-cell>
          <table:table-cell table:formula="of:=[.F45] / [.$B$13]" office:value-type="float" office:value="75.25" calcext:value-type="float">
            <text:p>75,25</text:p>
          </table:table-cell>
          <table:table-cell table:formula="of:=[.H45]-[.H44]" office:value-type="float" office:value="3.25" calcext:value-type="float">
            <text:p>3,25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ROUNDDOWN([.$B$8]*[.E46]^2 + [.$B$9]*[.E46])" office:value-type="float" office:value="157142" calcext:value-type="float">
            <text:p>157142</text:p>
          </table:table-cell>
          <table:table-cell table:formula="of:=[.F46]-[.F45]" office:value-type="float" office:value="6642" calcext:value-type="float">
            <text:p>6642</text:p>
          </table:table-cell>
          <table:table-cell table:formula="of:=[.F46] / [.$B$13]" office:value-type="float" office:value="78.571" calcext:value-type="float">
            <text:p>78,571</text:p>
          </table:table-cell>
          <table:table-cell table:formula="of:=[.H46]-[.H45]" office:value-type="float" office:value="3.321" calcext:value-type="float">
            <text:p>3,321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ROUNDDOWN([.$B$8]*[.E47]^2 + [.$B$9]*[.E47])" office:value-type="float" office:value="163928" calcext:value-type="float">
            <text:p>163928</text:p>
          </table:table-cell>
          <table:table-cell table:formula="of:=[.F47]-[.F46]" office:value-type="float" office:value="6786" calcext:value-type="float">
            <text:p>6786</text:p>
          </table:table-cell>
          <table:table-cell table:formula="of:=[.F47] / [.$B$13]" office:value-type="float" office:value="81.964" calcext:value-type="float">
            <text:p>81,964</text:p>
          </table:table-cell>
          <table:table-cell table:formula="of:=[.H47]-[.H46]" office:value-type="float" office:value="3.393" calcext:value-type="float">
            <text:p>3,393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ROUNDDOWN([.$B$8]*[.E48]^2 + [.$B$9]*[.E48])" office:value-type="float" office:value="170857" calcext:value-type="float">
            <text:p>170857</text:p>
          </table:table-cell>
          <table:table-cell table:formula="of:=[.F48]-[.F47]" office:value-type="float" office:value="6929" calcext:value-type="float">
            <text:p>6929</text:p>
          </table:table-cell>
          <table:table-cell table:formula="of:=[.F48] / [.$B$13]" office:value-type="float" office:value="85.4285" calcext:value-type="float">
            <text:p>85,4285</text:p>
          </table:table-cell>
          <table:table-cell table:formula="of:=[.H48]-[.H47]" office:value-type="float" office:value="3.4645" calcext:value-type="float">
            <text:p>3,4645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ROUNDDOWN([.$B$8]*[.E49]^2 + [.$B$9]*[.E49])" office:value-type="float" office:value="177928" calcext:value-type="float">
            <text:p>177928</text:p>
          </table:table-cell>
          <table:table-cell table:formula="of:=[.F49]-[.F48]" office:value-type="float" office:value="7071" calcext:value-type="float">
            <text:p>7071</text:p>
          </table:table-cell>
          <table:table-cell table:formula="of:=[.F49] / [.$B$13]" office:value-type="float" office:value="88.964" calcext:value-type="float">
            <text:p>88,964</text:p>
          </table:table-cell>
          <table:table-cell table:formula="of:=[.H49]-[.H48]" office:value-type="float" office:value="3.5355" calcext:value-type="float">
            <text:p>3,5355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ROUNDDOWN([.$B$8]*[.E50]^2 + [.$B$9]*[.E50])" office:value-type="float" office:value="185142" calcext:value-type="float">
            <text:p>185142</text:p>
          </table:table-cell>
          <table:table-cell table:formula="of:=[.F50]-[.F49]" office:value-type="float" office:value="7214" calcext:value-type="float">
            <text:p>7214</text:p>
          </table:table-cell>
          <table:table-cell table:formula="of:=[.F50] / [.$B$13]" office:value-type="float" office:value="92.571" calcext:value-type="float">
            <text:p>92,571</text:p>
          </table:table-cell>
          <table:table-cell table:formula="of:=[.H50]-[.H49]" office:value-type="float" office:value="3.607" calcext:value-type="float">
            <text:p>3,607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ROUNDDOWN([.$B$8]*[.E51]^2 + [.$B$9]*[.E51])" office:value-type="float" office:value="192500" calcext:value-type="float">
            <text:p>192500</text:p>
          </table:table-cell>
          <table:table-cell table:formula="of:=[.F51]-[.F50]" office:value-type="float" office:value="7358" calcext:value-type="float">
            <text:p>7358</text:p>
          </table:table-cell>
          <table:table-cell table:formula="of:=[.F51] / [.$B$13]" office:value-type="float" office:value="96.25" calcext:value-type="float">
            <text:p>96,25</text:p>
          </table:table-cell>
          <table:table-cell table:formula="of:=[.H51]-[.H50]" office:value-type="float" office:value="3.679" calcext:value-type="float">
            <text:p>3,679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ROUNDDOWN([.$B$8]*[.E52]^2 + [.$B$9]*[.E52])" office:value-type="float" office:value="200000" calcext:value-type="float">
            <text:p>200000</text:p>
          </table:table-cell>
          <table:table-cell table:formula="of:=[.F52]-[.F51]" office:value-type="float" office:value="7500" calcext:value-type="float">
            <text:p>7500</text:p>
          </table:table-cell>
          <table:table-cell table:formula="of:=[.F52] / [.$B$13]" office:value-type="float" office:value="100" calcext:value-type="float">
            <text:p>100</text:p>
          </table:table-cell>
          <table:table-cell table:formula="of:=[.H52]-[.H51]" office:value-type="float" office:value="3.75" calcext:value-type="float">
            <text:p>3,75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ROUNDDOWN([.$B$8]*[.E53]^2 + [.$B$9]*[.E53])" office:value-type="float" office:value="207642" calcext:value-type="float">
            <text:p>207642</text:p>
          </table:table-cell>
          <table:table-cell table:formula="of:=[.F53]-[.F52]" office:value-type="float" office:value="7642" calcext:value-type="float">
            <text:p>7642</text:p>
          </table:table-cell>
          <table:table-cell table:formula="of:=[.F53] / [.$B$13]" office:value-type="float" office:value="103.821" calcext:value-type="float">
            <text:p>103,821</text:p>
          </table:table-cell>
          <table:table-cell table:formula="of:=[.H53]-[.H52]" office:value-type="float" office:value="3.821" calcext:value-type="float">
            <text:p>3,821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ROUNDDOWN([.$B$8]*[.E54]^2 + [.$B$9]*[.E54])" office:value-type="float" office:value="215428" calcext:value-type="float">
            <text:p>215428</text:p>
          </table:table-cell>
          <table:table-cell table:formula="of:=[.F54]-[.F53]" office:value-type="float" office:value="7786" calcext:value-type="float">
            <text:p>7786</text:p>
          </table:table-cell>
          <table:table-cell table:formula="of:=[.F54] / [.$B$13]" office:value-type="float" office:value="107.714" calcext:value-type="float">
            <text:p>107,714</text:p>
          </table:table-cell>
          <table:table-cell table:formula="of:=[.H54]-[.H53]" office:value-type="float" office:value="3.893" calcext:value-type="float">
            <text:p>3,893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ROUNDDOWN([.$B$8]*[.E55]^2 + [.$B$9]*[.E55])" office:value-type="float" office:value="223357" calcext:value-type="float">
            <text:p>223357</text:p>
          </table:table-cell>
          <table:table-cell table:formula="of:=[.F55]-[.F54]" office:value-type="float" office:value="7929" calcext:value-type="float">
            <text:p>7929</text:p>
          </table:table-cell>
          <table:table-cell table:formula="of:=[.F55] / [.$B$13]" office:value-type="float" office:value="111.6785" calcext:value-type="float">
            <text:p>111,6785</text:p>
          </table:table-cell>
          <table:table-cell table:formula="of:=[.H55]-[.H54]" office:value-type="float" office:value="3.9645" calcext:value-type="float">
            <text:p>3,9645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ROUNDDOWN([.$B$8]*[.E56]^2 + [.$B$9]*[.E56])" office:value-type="float" office:value="231428" calcext:value-type="float">
            <text:p>231428</text:p>
          </table:table-cell>
          <table:table-cell table:formula="of:=[.F56]-[.F55]" office:value-type="float" office:value="8071" calcext:value-type="float">
            <text:p>8071</text:p>
          </table:table-cell>
          <table:table-cell table:formula="of:=[.F56] / [.$B$13]" office:value-type="float" office:value="115.714" calcext:value-type="float">
            <text:p>115,714</text:p>
          </table:table-cell>
          <table:table-cell table:formula="of:=[.H56]-[.H55]" office:value-type="float" office:value="4.0355" calcext:value-type="float">
            <text:p>4,035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ROUNDDOWN([.$B$8]*[.E57]^2 + [.$B$9]*[.E57])" office:value-type="float" office:value="239642" calcext:value-type="float">
            <text:p>239642</text:p>
          </table:table-cell>
          <table:table-cell table:formula="of:=[.F57]-[.F56]" office:value-type="float" office:value="8214" calcext:value-type="float">
            <text:p>8214</text:p>
          </table:table-cell>
          <table:table-cell table:formula="of:=[.F57] / [.$B$13]" office:value-type="float" office:value="119.821" calcext:value-type="float">
            <text:p>119,821</text:p>
          </table:table-cell>
          <table:table-cell table:formula="of:=[.H57]-[.H56]" office:value-type="float" office:value="4.107" calcext:value-type="float">
            <text:p>4,107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ROUNDDOWN([.$B$8]*[.E58]^2 + [.$B$9]*[.E58])" office:value-type="float" office:value="248000" calcext:value-type="float">
            <text:p>248000</text:p>
          </table:table-cell>
          <table:table-cell table:formula="of:=[.F58]-[.F57]" office:value-type="float" office:value="8358" calcext:value-type="float">
            <text:p>8358</text:p>
          </table:table-cell>
          <table:table-cell table:formula="of:=[.F58] / [.$B$13]" office:value-type="float" office:value="124" calcext:value-type="float">
            <text:p>124</text:p>
          </table:table-cell>
          <table:table-cell table:formula="of:=[.H58]-[.H57]" office:value-type="float" office:value="4.179" calcext:value-type="float">
            <text:p>4,179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ROUNDDOWN([.$B$8]*[.E59]^2 + [.$B$9]*[.E59])" office:value-type="float" office:value="256500" calcext:value-type="float">
            <text:p>256500</text:p>
          </table:table-cell>
          <table:table-cell table:formula="of:=[.F59]-[.F58]" office:value-type="float" office:value="8500" calcext:value-type="float">
            <text:p>8500</text:p>
          </table:table-cell>
          <table:table-cell table:formula="of:=[.F59] / [.$B$13]" office:value-type="float" office:value="128.25" calcext:value-type="float">
            <text:p>128,25</text:p>
          </table:table-cell>
          <table:table-cell table:formula="of:=[.H59]-[.H58]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ROUNDDOWN([.$B$8]*[.E60]^2 + [.$B$9]*[.E60])" office:value-type="float" office:value="265142" calcext:value-type="float">
            <text:p>265142</text:p>
          </table:table-cell>
          <table:table-cell table:formula="of:=[.F60]-[.F59]" office:value-type="float" office:value="8642" calcext:value-type="float">
            <text:p>8642</text:p>
          </table:table-cell>
          <table:table-cell table:formula="of:=[.F60] / [.$B$13]" office:value-type="float" office:value="132.571" calcext:value-type="float">
            <text:p>132,571</text:p>
          </table:table-cell>
          <table:table-cell table:formula="of:=[.H60]-[.H59]" office:value-type="float" office:value="4.321" calcext:value-type="float">
            <text:p>4,321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ROUNDDOWN([.$B$8]*[.E61]^2 + [.$B$9]*[.E61])" office:value-type="float" office:value="273928" calcext:value-type="float">
            <text:p>273928</text:p>
          </table:table-cell>
          <table:table-cell table:formula="of:=[.F61]-[.F60]" office:value-type="float" office:value="8786" calcext:value-type="float">
            <text:p>8786</text:p>
          </table:table-cell>
          <table:table-cell table:formula="of:=[.F61] / [.$B$13]" office:value-type="float" office:value="136.964" calcext:value-type="float">
            <text:p>136,964</text:p>
          </table:table-cell>
          <table:table-cell table:formula="of:=[.H61]-[.H60]" office:value-type="float" office:value="4.393" calcext:value-type="float">
            <text:p>4,393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ROUNDDOWN([.$B$8]*[.E62]^2 + [.$B$9]*[.E62])" office:value-type="float" office:value="282857" calcext:value-type="float">
            <text:p>282857</text:p>
          </table:table-cell>
          <table:table-cell table:formula="of:=[.F62]-[.F61]" office:value-type="float" office:value="8929" calcext:value-type="float">
            <text:p>8929</text:p>
          </table:table-cell>
          <table:table-cell table:formula="of:=[.F62] / [.$B$13]" office:value-type="float" office:value="141.4285" calcext:value-type="float">
            <text:p>141,4285</text:p>
          </table:table-cell>
          <table:table-cell table:formula="of:=[.H62]-[.H61]" office:value-type="float" office:value="4.46450000000002" calcext:value-type="float">
            <text:p>4,46450000000002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ROUNDDOWN([.$B$8]*[.E63]^2 + [.$B$9]*[.E63])" office:value-type="float" office:value="291928" calcext:value-type="float">
            <text:p>291928</text:p>
          </table:table-cell>
          <table:table-cell table:formula="of:=[.F63]-[.F62]" office:value-type="float" office:value="9071" calcext:value-type="float">
            <text:p>9071</text:p>
          </table:table-cell>
          <table:table-cell table:formula="of:=[.F63] / [.$B$13]" office:value-type="float" office:value="145.964" calcext:value-type="float">
            <text:p>145,964</text:p>
          </table:table-cell>
          <table:table-cell table:formula="of:=[.H63]-[.H62]" office:value-type="float" office:value="4.53549999999999" calcext:value-type="float">
            <text:p>4,53549999999999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ROUNDDOWN([.$B$8]*[.E64]^2 + [.$B$9]*[.E64])" office:value-type="float" office:value="301142" calcext:value-type="float">
            <text:p>301142</text:p>
          </table:table-cell>
          <table:table-cell table:formula="of:=[.F64]-[.F63]" office:value-type="float" office:value="9214" calcext:value-type="float">
            <text:p>9214</text:p>
          </table:table-cell>
          <table:table-cell table:formula="of:=[.F64] / [.$B$13]" office:value-type="float" office:value="150.571" calcext:value-type="float">
            <text:p>150,571</text:p>
          </table:table-cell>
          <table:table-cell table:formula="of:=[.H64]-[.H63]" office:value-type="float" office:value="4.607" calcext:value-type="float">
            <text:p>4,607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ROUNDDOWN([.$B$8]*[.E65]^2 + [.$B$9]*[.E65])" office:value-type="float" office:value="310500" calcext:value-type="float">
            <text:p>310500</text:p>
          </table:table-cell>
          <table:table-cell table:formula="of:=[.F65]-[.F64]" office:value-type="float" office:value="9358" calcext:value-type="float">
            <text:p>9358</text:p>
          </table:table-cell>
          <table:table-cell table:formula="of:=[.F65] / [.$B$13]" office:value-type="float" office:value="155.25" calcext:value-type="float">
            <text:p>155,25</text:p>
          </table:table-cell>
          <table:table-cell table:formula="of:=[.H65]-[.H64]" office:value-type="float" office:value="4.679" calcext:value-type="float">
            <text:p>4,679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ROUNDDOWN([.$B$8]*[.E66]^2 + [.$B$9]*[.E66])" office:value-type="float" office:value="320000" calcext:value-type="float">
            <text:p>320000</text:p>
          </table:table-cell>
          <table:table-cell table:formula="of:=[.F66]-[.F65]" office:value-type="float" office:value="9500" calcext:value-type="float">
            <text:p>9500</text:p>
          </table:table-cell>
          <table:table-cell table:formula="of:=[.F66] / [.$B$13]" office:value-type="float" office:value="160" calcext:value-type="float">
            <text:p>160</text:p>
          </table:table-cell>
          <table:table-cell table:formula="of:=[.H66]-[.H65]" office:value-type="float" office:value="4.75" calcext:value-type="float">
            <text:p>4,7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ROUNDDOWN([.$B$8]*[.E67]^2 + [.$B$9]*[.E67])" office:value-type="float" office:value="329642" calcext:value-type="float">
            <text:p>329642</text:p>
          </table:table-cell>
          <table:table-cell table:formula="of:=[.F67]-[.F66]" office:value-type="float" office:value="9642" calcext:value-type="float">
            <text:p>9642</text:p>
          </table:table-cell>
          <table:table-cell table:formula="of:=[.F67] / [.$B$13]" office:value-type="float" office:value="164.821" calcext:value-type="float">
            <text:p>164,821</text:p>
          </table:table-cell>
          <table:table-cell table:formula="of:=[.H67]-[.H66]" office:value-type="float" office:value="4.821" calcext:value-type="float">
            <text:p>4,821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ROUNDDOWN([.$B$8]*[.E68]^2 + [.$B$9]*[.E68])" office:value-type="float" office:value="339428" calcext:value-type="float">
            <text:p>339428</text:p>
          </table:table-cell>
          <table:table-cell table:formula="of:=[.F68]-[.F67]" office:value-type="float" office:value="9786" calcext:value-type="float">
            <text:p>9786</text:p>
          </table:table-cell>
          <table:table-cell table:formula="of:=[.F68] / [.$B$13]" office:value-type="float" office:value="169.714" calcext:value-type="float">
            <text:p>169,714</text:p>
          </table:table-cell>
          <table:table-cell table:formula="of:=[.H68]-[.H67]" office:value-type="float" office:value="4.893" calcext:value-type="float">
            <text:p>4,893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ROUNDDOWN([.$B$8]*[.E69]^2 + [.$B$9]*[.E69])" office:value-type="float" office:value="349357" calcext:value-type="float">
            <text:p>349357</text:p>
          </table:table-cell>
          <table:table-cell table:formula="of:=[.F69]-[.F68]" office:value-type="float" office:value="9929" calcext:value-type="float">
            <text:p>9929</text:p>
          </table:table-cell>
          <table:table-cell table:formula="of:=[.F69] / [.$B$13]" office:value-type="float" office:value="174.6785" calcext:value-type="float">
            <text:p>174,6785</text:p>
          </table:table-cell>
          <table:table-cell table:formula="of:=[.H69]-[.H68]" office:value-type="float" office:value="4.96450000000002" calcext:value-type="float">
            <text:p>4,96450000000002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ROUNDDOWN([.$B$8]*[.E70]^2 + [.$B$9]*[.E70])" office:value-type="float" office:value="359428" calcext:value-type="float">
            <text:p>359428</text:p>
          </table:table-cell>
          <table:table-cell table:formula="of:=[.F70]-[.F69]" office:value-type="float" office:value="10071" calcext:value-type="float">
            <text:p>10071</text:p>
          </table:table-cell>
          <table:table-cell table:formula="of:=[.F70] / [.$B$13]" office:value-type="float" office:value="179.714" calcext:value-type="float">
            <text:p>179,714</text:p>
          </table:table-cell>
          <table:table-cell table:formula="of:=[.H70]-[.H69]" office:value-type="float" office:value="5.03549999999999" calcext:value-type="float">
            <text:p>5,03549999999999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ROUNDDOWN([.$B$8]*[.E71]^2 + [.$B$9]*[.E71])" office:value-type="float" office:value="369642" calcext:value-type="float">
            <text:p>369642</text:p>
          </table:table-cell>
          <table:table-cell table:formula="of:=[.F71]-[.F70]" office:value-type="float" office:value="10214" calcext:value-type="float">
            <text:p>10214</text:p>
          </table:table-cell>
          <table:table-cell table:formula="of:=[.F71] / [.$B$13]" office:value-type="float" office:value="184.821" calcext:value-type="float">
            <text:p>184,821</text:p>
          </table:table-cell>
          <table:table-cell table:formula="of:=[.H71]-[.H70]" office:value-type="float" office:value="5.107" calcext:value-type="float">
            <text:p>5,107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ROUNDDOWN([.$B$8]*[.E72]^2 + [.$B$9]*[.E72])" office:value-type="float" office:value="380000" calcext:value-type="float">
            <text:p>380000</text:p>
          </table:table-cell>
          <table:table-cell table:formula="of:=[.F72]-[.F71]" office:value-type="float" office:value="10358" calcext:value-type="float">
            <text:p>10358</text:p>
          </table:table-cell>
          <table:table-cell table:formula="of:=[.F72] / [.$B$13]" office:value-type="float" office:value="190" calcext:value-type="float">
            <text:p>190</text:p>
          </table:table-cell>
          <table:table-cell table:formula="of:=[.H72]-[.H71]" office:value-type="float" office:value="5.179" calcext:value-type="float">
            <text:p>5,179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ROUNDDOWN([.$B$8]*[.E73]^2 + [.$B$9]*[.E73])" office:value-type="float" office:value="390500" calcext:value-type="float">
            <text:p>390500</text:p>
          </table:table-cell>
          <table:table-cell table:formula="of:=[.F73]-[.F72]" office:value-type="float" office:value="10500" calcext:value-type="float">
            <text:p>10500</text:p>
          </table:table-cell>
          <table:table-cell table:formula="of:=[.F73] / [.$B$13]" office:value-type="float" office:value="195.25" calcext:value-type="float">
            <text:p>195,25</text:p>
          </table:table-cell>
          <table:table-cell table:formula="of:=[.H73]-[.H72]" office:value-type="float" office:value="5.25" calcext:value-type="float">
            <text:p>5,25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ROUNDDOWN([.$B$8]*[.E74]^2 + [.$B$9]*[.E74])" office:value-type="float" office:value="401142" calcext:value-type="float">
            <text:p>401142</text:p>
          </table:table-cell>
          <table:table-cell table:formula="of:=[.F74]-[.F73]" office:value-type="float" office:value="10642" calcext:value-type="float">
            <text:p>10642</text:p>
          </table:table-cell>
          <table:table-cell table:formula="of:=[.F74] / [.$B$13]" office:value-type="float" office:value="200.571" calcext:value-type="float">
            <text:p>200,571</text:p>
          </table:table-cell>
          <table:table-cell table:formula="of:=[.H74]-[.H73]" office:value-type="float" office:value="5.321" calcext:value-type="float">
            <text:p>5,321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ROUNDDOWN([.$B$8]*[.E75]^2 + [.$B$9]*[.E75])" office:value-type="float" office:value="411928" calcext:value-type="float">
            <text:p>411928</text:p>
          </table:table-cell>
          <table:table-cell table:formula="of:=[.F75]-[.F74]" office:value-type="float" office:value="10786" calcext:value-type="float">
            <text:p>10786</text:p>
          </table:table-cell>
          <table:table-cell table:formula="of:=[.F75] / [.$B$13]" office:value-type="float" office:value="205.964" calcext:value-type="float">
            <text:p>205,964</text:p>
          </table:table-cell>
          <table:table-cell table:formula="of:=[.H75]-[.H74]" office:value-type="float" office:value="5.393" calcext:value-type="float">
            <text:p>5,393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ROUNDDOWN([.$B$8]*[.E76]^2 + [.$B$9]*[.E76])" office:value-type="float" office:value="422857" calcext:value-type="float">
            <text:p>422857</text:p>
          </table:table-cell>
          <table:table-cell table:formula="of:=[.F76]-[.F75]" office:value-type="float" office:value="10929" calcext:value-type="float">
            <text:p>10929</text:p>
          </table:table-cell>
          <table:table-cell table:formula="of:=[.F76] / [.$B$13]" office:value-type="float" office:value="211.4285" calcext:value-type="float">
            <text:p>211,4285</text:p>
          </table:table-cell>
          <table:table-cell table:formula="of:=[.H76]-[.H75]" office:value-type="float" office:value="5.46450000000002" calcext:value-type="float">
            <text:p>5,46450000000002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ROUNDDOWN([.$B$8]*[.E77]^2 + [.$B$9]*[.E77])" office:value-type="float" office:value="433928" calcext:value-type="float">
            <text:p>433928</text:p>
          </table:table-cell>
          <table:table-cell table:formula="of:=[.F77]-[.F76]" office:value-type="float" office:value="11071" calcext:value-type="float">
            <text:p>11071</text:p>
          </table:table-cell>
          <table:table-cell table:formula="of:=[.F77] / [.$B$13]" office:value-type="float" office:value="216.964" calcext:value-type="float">
            <text:p>216,964</text:p>
          </table:table-cell>
          <table:table-cell table:formula="of:=[.H77]-[.H76]" office:value-type="float" office:value="5.53549999999999" calcext:value-type="float">
            <text:p>5,53549999999999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ROUNDDOWN([.$B$8]*[.E78]^2 + [.$B$9]*[.E78])" office:value-type="float" office:value="445142" calcext:value-type="float">
            <text:p>445142</text:p>
          </table:table-cell>
          <table:table-cell table:formula="of:=[.F78]-[.F77]" office:value-type="float" office:value="11214" calcext:value-type="float">
            <text:p>11214</text:p>
          </table:table-cell>
          <table:table-cell table:formula="of:=[.F78] / [.$B$13]" office:value-type="float" office:value="222.571" calcext:value-type="float">
            <text:p>222,571</text:p>
          </table:table-cell>
          <table:table-cell table:formula="of:=[.H78]-[.H77]" office:value-type="float" office:value="5.607" calcext:value-type="float">
            <text:p>5,60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ROUNDDOWN([.$B$8]*[.E79]^2 + [.$B$9]*[.E79])" office:value-type="float" office:value="456500" calcext:value-type="float">
            <text:p>456500</text:p>
          </table:table-cell>
          <table:table-cell table:formula="of:=[.F79]-[.F78]" office:value-type="float" office:value="11358" calcext:value-type="float">
            <text:p>11358</text:p>
          </table:table-cell>
          <table:table-cell table:formula="of:=[.F79] / [.$B$13]" office:value-type="float" office:value="228.25" calcext:value-type="float">
            <text:p>228,25</text:p>
          </table:table-cell>
          <table:table-cell table:formula="of:=[.H79]-[.H78]" office:value-type="float" office:value="5.679" calcext:value-type="float">
            <text:p>5,679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ROUNDDOWN([.$B$8]*[.E80]^2 + [.$B$9]*[.E80])" office:value-type="float" office:value="468000" calcext:value-type="float">
            <text:p>468000</text:p>
          </table:table-cell>
          <table:table-cell table:formula="of:=[.F80]-[.F79]" office:value-type="float" office:value="11500" calcext:value-type="float">
            <text:p>11500</text:p>
          </table:table-cell>
          <table:table-cell table:formula="of:=[.F80] / [.$B$13]" office:value-type="float" office:value="234" calcext:value-type="float">
            <text:p>234</text:p>
          </table:table-cell>
          <table:table-cell table:formula="of:=[.H80]-[.H79]" office:value-type="float" office:value="5.75" calcext:value-type="float">
            <text:p>5,75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ROUNDDOWN([.$B$8]*[.E81]^2 + [.$B$9]*[.E81])" office:value-type="float" office:value="479642" calcext:value-type="float">
            <text:p>479642</text:p>
          </table:table-cell>
          <table:table-cell table:formula="of:=[.F81]-[.F80]" office:value-type="float" office:value="11642" calcext:value-type="float">
            <text:p>11642</text:p>
          </table:table-cell>
          <table:table-cell table:formula="of:=[.F81] / [.$B$13]" office:value-type="float" office:value="239.821" calcext:value-type="float">
            <text:p>239,821</text:p>
          </table:table-cell>
          <table:table-cell table:formula="of:=[.H81]-[.H80]" office:value-type="float" office:value="5.821" calcext:value-type="float">
            <text:p>5,821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ROUNDDOWN([.$B$8]*[.E82]^2 + [.$B$9]*[.E82])" office:value-type="float" office:value="491428" calcext:value-type="float">
            <text:p>491428</text:p>
          </table:table-cell>
          <table:table-cell table:formula="of:=[.F82]-[.F81]" office:value-type="float" office:value="11786" calcext:value-type="float">
            <text:p>11786</text:p>
          </table:table-cell>
          <table:table-cell table:formula="of:=[.F82] / [.$B$13]" office:value-type="float" office:value="245.714" calcext:value-type="float">
            <text:p>245,714</text:p>
          </table:table-cell>
          <table:table-cell table:formula="of:=[.H82]-[.H81]" office:value-type="float" office:value="5.893" calcext:value-type="float">
            <text:p>5,893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formula="of:=ROUNDDOWN([.$B$8]*[.E83]^2 + [.$B$9]*[.E83])" office:value-type="float" office:value="503357" calcext:value-type="float">
            <text:p>503357</text:p>
          </table:table-cell>
          <table:table-cell table:formula="of:=[.F83]-[.F82]" office:value-type="float" office:value="11929" calcext:value-type="float">
            <text:p>11929</text:p>
          </table:table-cell>
          <table:table-cell table:formula="of:=[.F83] / [.$B$13]" office:value-type="float" office:value="251.6785" calcext:value-type="float">
            <text:p>251,6785</text:p>
          </table:table-cell>
          <table:table-cell table:formula="of:=[.H83]-[.H82]" office:value-type="float" office:value="5.96450000000002" calcext:value-type="float">
            <text:p>5,96450000000002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ROUNDDOWN([.$B$8]*[.E84]^2 + [.$B$9]*[.E84])" office:value-type="float" office:value="515428" calcext:value-type="float">
            <text:p>515428</text:p>
          </table:table-cell>
          <table:table-cell table:formula="of:=[.F84]-[.F83]" office:value-type="float" office:value="12071" calcext:value-type="float">
            <text:p>12071</text:p>
          </table:table-cell>
          <table:table-cell table:formula="of:=[.F84] / [.$B$13]" office:value-type="float" office:value="257.714" calcext:value-type="float">
            <text:p>257,714</text:p>
          </table:table-cell>
          <table:table-cell table:formula="of:=[.H84]-[.H83]" office:value-type="float" office:value="6.03549999999999" calcext:value-type="float">
            <text:p>6,03549999999999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ROUNDDOWN([.$B$8]*[.E85]^2 + [.$B$9]*[.E85])" office:value-type="float" office:value="527642" calcext:value-type="float">
            <text:p>527642</text:p>
          </table:table-cell>
          <table:table-cell table:formula="of:=[.F85]-[.F84]" office:value-type="float" office:value="12214" calcext:value-type="float">
            <text:p>12214</text:p>
          </table:table-cell>
          <table:table-cell table:formula="of:=[.F85] / [.$B$13]" office:value-type="float" office:value="263.821" calcext:value-type="float">
            <text:p>263,821</text:p>
          </table:table-cell>
          <table:table-cell table:formula="of:=[.H85]-[.H84]" office:value-type="float" office:value="6.10700000000003" calcext:value-type="float">
            <text:p>6,10700000000003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formula="of:=ROUNDDOWN([.$B$8]*[.E86]^2 + [.$B$9]*[.E86])" office:value-type="float" office:value="540000" calcext:value-type="float">
            <text:p>540000</text:p>
          </table:table-cell>
          <table:table-cell table:formula="of:=[.F86]-[.F85]" office:value-type="float" office:value="12358" calcext:value-type="float">
            <text:p>12358</text:p>
          </table:table-cell>
          <table:table-cell table:formula="of:=[.F86] / [.$B$13]" office:value-type="float" office:value="270" calcext:value-type="float">
            <text:p>270</text:p>
          </table:table-cell>
          <table:table-cell table:formula="of:=[.H86]-[.H85]" office:value-type="float" office:value="6.17899999999997" calcext:value-type="float">
            <text:p>6,17899999999997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ROUNDDOWN([.$B$8]*[.E87]^2 + [.$B$9]*[.E87])" office:value-type="float" office:value="552500" calcext:value-type="float">
            <text:p>552500</text:p>
          </table:table-cell>
          <table:table-cell table:formula="of:=[.F87]-[.F86]" office:value-type="float" office:value="12500" calcext:value-type="float">
            <text:p>12500</text:p>
          </table:table-cell>
          <table:table-cell table:formula="of:=[.F87] / [.$B$13]" office:value-type="float" office:value="276.25" calcext:value-type="float">
            <text:p>276,25</text:p>
          </table:table-cell>
          <table:table-cell table:formula="of:=[.H87]-[.H86]" office:value-type="float" office:value="6.25" calcext:value-type="float">
            <text:p>6,25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ROUNDDOWN([.$B$8]*[.E88]^2 + [.$B$9]*[.E88])" office:value-type="float" office:value="565142" calcext:value-type="float">
            <text:p>565142</text:p>
          </table:table-cell>
          <table:table-cell table:formula="of:=[.F88]-[.F87]" office:value-type="float" office:value="12642" calcext:value-type="float">
            <text:p>12642</text:p>
          </table:table-cell>
          <table:table-cell table:formula="of:=[.F88] / [.$B$13]" office:value-type="float" office:value="282.571" calcext:value-type="float">
            <text:p>282,571</text:p>
          </table:table-cell>
          <table:table-cell table:formula="of:=[.H88]-[.H87]" office:value-type="float" office:value="6.32100000000003" calcext:value-type="float">
            <text:p>6,32100000000003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formula="of:=ROUNDDOWN([.$B$8]*[.E89]^2 + [.$B$9]*[.E89])" office:value-type="float" office:value="577928" calcext:value-type="float">
            <text:p>577928</text:p>
          </table:table-cell>
          <table:table-cell table:formula="of:=[.F89]-[.F88]" office:value-type="float" office:value="12786" calcext:value-type="float">
            <text:p>12786</text:p>
          </table:table-cell>
          <table:table-cell table:formula="of:=[.F89] / [.$B$13]" office:value-type="float" office:value="288.964" calcext:value-type="float">
            <text:p>288,964</text:p>
          </table:table-cell>
          <table:table-cell table:formula="of:=[.H89]-[.H88]" office:value-type="float" office:value="6.39299999999997" calcext:value-type="float">
            <text:p>6,39299999999997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formula="of:=ROUNDDOWN([.$B$8]*[.E90]^2 + [.$B$9]*[.E90])" office:value-type="float" office:value="590857" calcext:value-type="float">
            <text:p>590857</text:p>
          </table:table-cell>
          <table:table-cell table:formula="of:=[.F90]-[.F89]" office:value-type="float" office:value="12929" calcext:value-type="float">
            <text:p>12929</text:p>
          </table:table-cell>
          <table:table-cell table:formula="of:=[.F90] / [.$B$13]" office:value-type="float" office:value="295.4285" calcext:value-type="float">
            <text:p>295,4285</text:p>
          </table:table-cell>
          <table:table-cell table:formula="of:=[.H90]-[.H89]" office:value-type="float" office:value="6.46449999999999" calcext:value-type="float">
            <text:p>6,46449999999999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ROUNDDOWN([.$B$8]*[.E91]^2 + [.$B$9]*[.E91])" office:value-type="float" office:value="603928" calcext:value-type="float">
            <text:p>603928</text:p>
          </table:table-cell>
          <table:table-cell table:formula="of:=[.F91]-[.F90]" office:value-type="float" office:value="13071" calcext:value-type="float">
            <text:p>13071</text:p>
          </table:table-cell>
          <table:table-cell table:formula="of:=[.F91] / [.$B$13]" office:value-type="float" office:value="301.964" calcext:value-type="float">
            <text:p>301,964</text:p>
          </table:table-cell>
          <table:table-cell table:formula="of:=[.H91]-[.H90]" office:value-type="float" office:value="6.53550000000001" calcext:value-type="float">
            <text:p>6,5355000000000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ROUNDDOWN([.$B$8]*[.E92]^2 + [.$B$9]*[.E92])" office:value-type="float" office:value="617142" calcext:value-type="float">
            <text:p>617142</text:p>
          </table:table-cell>
          <table:table-cell table:formula="of:=[.F92]-[.F91]" office:value-type="float" office:value="13214" calcext:value-type="float">
            <text:p>13214</text:p>
          </table:table-cell>
          <table:table-cell table:formula="of:=[.F92] / [.$B$13]" office:value-type="float" office:value="308.571" calcext:value-type="float">
            <text:p>308,571</text:p>
          </table:table-cell>
          <table:table-cell table:formula="of:=[.H92]-[.H91]" office:value-type="float" office:value="6.60700000000003" calcext:value-type="float">
            <text:p>6,60700000000003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formula="of:=ROUNDDOWN([.$B$8]*[.E93]^2 + [.$B$9]*[.E93])" office:value-type="float" office:value="630500" calcext:value-type="float">
            <text:p>630500</text:p>
          </table:table-cell>
          <table:table-cell table:formula="of:=[.F93]-[.F92]" office:value-type="float" office:value="13358" calcext:value-type="float">
            <text:p>13358</text:p>
          </table:table-cell>
          <table:table-cell table:formula="of:=[.F93] / [.$B$13]" office:value-type="float" office:value="315.25" calcext:value-type="float">
            <text:p>315,25</text:p>
          </table:table-cell>
          <table:table-cell table:formula="of:=[.H93]-[.H92]" office:value-type="float" office:value="6.67899999999997" calcext:value-type="float">
            <text:p>6,67899999999997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formula="of:=ROUNDDOWN([.$B$8]*[.E94]^2 + [.$B$9]*[.E94])" office:value-type="float" office:value="644000" calcext:value-type="float">
            <text:p>644000</text:p>
          </table:table-cell>
          <table:table-cell table:formula="of:=[.F94]-[.F93]" office:value-type="float" office:value="13500" calcext:value-type="float">
            <text:p>13500</text:p>
          </table:table-cell>
          <table:table-cell table:formula="of:=[.F94] / [.$B$13]" office:value-type="float" office:value="322" calcext:value-type="float">
            <text:p>322</text:p>
          </table:table-cell>
          <table:table-cell table:formula="of:=[.H94]-[.H93]" office:value-type="float" office:value="6.75" calcext:value-type="float">
            <text:p>6,75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formula="of:=ROUNDDOWN([.$B$8]*[.E95]^2 + [.$B$9]*[.E95])" office:value-type="float" office:value="657642" calcext:value-type="float">
            <text:p>657642</text:p>
          </table:table-cell>
          <table:table-cell table:formula="of:=[.F95]-[.F94]" office:value-type="float" office:value="13642" calcext:value-type="float">
            <text:p>13642</text:p>
          </table:table-cell>
          <table:table-cell table:formula="of:=[.F95] / [.$B$13]" office:value-type="float" office:value="328.821" calcext:value-type="float">
            <text:p>328,821</text:p>
          </table:table-cell>
          <table:table-cell table:formula="of:=[.H95]-[.H94]" office:value-type="float" office:value="6.82100000000003" calcext:value-type="float">
            <text:p>6,82100000000003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formula="of:=ROUNDDOWN([.$B$8]*[.E96]^2 + [.$B$9]*[.E96])" office:value-type="float" office:value="671428" calcext:value-type="float">
            <text:p>671428</text:p>
          </table:table-cell>
          <table:table-cell table:formula="of:=[.F96]-[.F95]" office:value-type="float" office:value="13786" calcext:value-type="float">
            <text:p>13786</text:p>
          </table:table-cell>
          <table:table-cell table:formula="of:=[.F96] / [.$B$13]" office:value-type="float" office:value="335.714" calcext:value-type="float">
            <text:p>335,714</text:p>
          </table:table-cell>
          <table:table-cell table:formula="of:=[.H96]-[.H95]" office:value-type="float" office:value="6.89299999999997" calcext:value-type="float">
            <text:p>6,89299999999997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ROUNDDOWN([.$B$8]*[.E97]^2 + [.$B$9]*[.E97])" office:value-type="float" office:value="685357" calcext:value-type="float">
            <text:p>685357</text:p>
          </table:table-cell>
          <table:table-cell table:formula="of:=[.F97]-[.F96]" office:value-type="float" office:value="13929" calcext:value-type="float">
            <text:p>13929</text:p>
          </table:table-cell>
          <table:table-cell table:formula="of:=[.F97] / [.$B$13]" office:value-type="float" office:value="342.6785" calcext:value-type="float">
            <text:p>342,6785</text:p>
          </table:table-cell>
          <table:table-cell table:formula="of:=[.H97]-[.H96]" office:value-type="float" office:value="6.96449999999999" calcext:value-type="float">
            <text:p>6,96449999999999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formula="of:=ROUNDDOWN([.$B$8]*[.E98]^2 + [.$B$9]*[.E98])" office:value-type="float" office:value="699428" calcext:value-type="float">
            <text:p>699428</text:p>
          </table:table-cell>
          <table:table-cell table:formula="of:=[.F98]-[.F97]" office:value-type="float" office:value="14071" calcext:value-type="float">
            <text:p>14071</text:p>
          </table:table-cell>
          <table:table-cell table:formula="of:=[.F98] / [.$B$13]" office:value-type="float" office:value="349.714" calcext:value-type="float">
            <text:p>349,714</text:p>
          </table:table-cell>
          <table:table-cell table:formula="of:=[.H98]-[.H97]" office:value-type="float" office:value="7.03550000000001" calcext:value-type="float">
            <text:p>7,03550000000001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ROUNDDOWN([.$B$8]*[.E99]^2 + [.$B$9]*[.E99])" office:value-type="float" office:value="713642" calcext:value-type="float">
            <text:p>713642</text:p>
          </table:table-cell>
          <table:table-cell table:formula="of:=[.F99]-[.F98]" office:value-type="float" office:value="14214" calcext:value-type="float">
            <text:p>14214</text:p>
          </table:table-cell>
          <table:table-cell table:formula="of:=[.F99] / [.$B$13]" office:value-type="float" office:value="356.821" calcext:value-type="float">
            <text:p>356,821</text:p>
          </table:table-cell>
          <table:table-cell table:formula="of:=[.H99]-[.H98]" office:value-type="float" office:value="7.10700000000003" calcext:value-type="float">
            <text:p>7,10700000000003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formula="of:=ROUNDDOWN([.$B$8]*[.E100]^2 + [.$B$9]*[.E100])" office:value-type="float" office:value="728000" calcext:value-type="float">
            <text:p>728000</text:p>
          </table:table-cell>
          <table:table-cell table:formula="of:=[.F100]-[.F99]" office:value-type="float" office:value="14358" calcext:value-type="float">
            <text:p>14358</text:p>
          </table:table-cell>
          <table:table-cell table:formula="of:=[.F100] / [.$B$13]" office:value-type="float" office:value="364" calcext:value-type="float">
            <text:p>364</text:p>
          </table:table-cell>
          <table:table-cell table:formula="of:=[.H100]-[.H99]" office:value-type="float" office:value="7.17899999999997" calcext:value-type="float">
            <text:p>7,17899999999997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formula="of:=ROUNDDOWN([.$B$8]*[.E101]^2 + [.$B$9]*[.E101])" office:value-type="float" office:value="742500" calcext:value-type="float">
            <text:p>742500</text:p>
          </table:table-cell>
          <table:table-cell table:formula="of:=[.F101]-[.F100]" office:value-type="float" office:value="14500" calcext:value-type="float">
            <text:p>14500</text:p>
          </table:table-cell>
          <table:table-cell table:formula="of:=[.F101] / [.$B$13]" office:value-type="float" office:value="371.25" calcext:value-type="float">
            <text:p>371,25</text:p>
          </table:table-cell>
          <table:table-cell table:formula="of:=[.H101]-[.H100]" office:value-type="float" office:value="7.25" calcext:value-type="float">
            <text:p>7,25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ROUNDDOWN([.$B$8]*[.E102]^2 + [.$B$9]*[.E102])" office:value-type="float" office:value="757142" calcext:value-type="float">
            <text:p>757142</text:p>
          </table:table-cell>
          <table:table-cell table:formula="of:=[.F102]-[.F101]" office:value-type="float" office:value="14642" calcext:value-type="float">
            <text:p>14642</text:p>
          </table:table-cell>
          <table:table-cell table:formula="of:=[.F102] / [.$B$13]" office:value-type="float" office:value="378.571" calcext:value-type="float">
            <text:p>378,571</text:p>
          </table:table-cell>
          <table:table-cell table:formula="of:=[.H102]-[.H101]" office:value-type="float" office:value="7.32100000000003" calcext:value-type="float">
            <text:p>7,3210000000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1:09:09.537000000</meta:creation-date>
    <dc:date>2016-10-07T12:34:09.947000000</dc:date>
    <meta:editing-duration>PT14M29S</meta:editing-duration>
    <meta:editing-cycles>3</meta:editing-cycles>
    <meta:generator>LibreOffice/5.2.0.4$Windows_X86_64 LibreOffice_project/066b007f5ebcc236395c7d282ba488bca6720265</meta:generator>
    <meta:document-statistic meta:table-count="1" meta:cell-count="520" meta:object-count="0"/>
  </office:meta>
</office:document-meta>
</file>